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673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0.786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100 pcs</text:p>
          </table:table-cell>
          <table:table-cell table:number-columns-repeated="2"/>
        </table:table-row>
        <table:table-row table:style-name="ro2">
          <table:table-cell office:value-type="string">
            <text:p>10 day</text:p>
          </table:table-cell>
          <table:table-cell/>
          <table:table-cell office:value-type="string">
            <text:p>2 day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string">
            <text:p>w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string">
            <text:p>h</text:p>
          </table:table-cell>
          <table:table-cell office:value-type="float" office:value="1.25">
            <text:p>1.25</text:p>
          </table:table-cell>
        </table:table-row>
        <table:table-row table:style-name="ro2">
          <table:table-cell table:formula="of:=[.A4]*[.A3]" office:value-type="float" office:value="4.75">
            <text:p>4.75</text:p>
          </table:table-cell>
          <table:table-cell office:value-type="string">
            <text:p>area</text:p>
          </table:table-cell>
          <table:table-cell table:formula="of:=[.C4]*[.C3]" office:value-type="float" office:value="4.75">
            <text:p>4.7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boards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style-name="ce2" office:value-type="currency" office:currency="USD" office:value="245">
            <text:p>$245.00</text:p>
          </table:table-cell>
          <table:table-cell office:value-type="string">
            <text:p>10 day opt</text:p>
          </table:table-cell>
          <table:table-cell table:style-name="ce2" office:value-type="currency" office:currency="USD" office:value="245">
            <text:p>$245.00</text:p>
          </table:table-cell>
        </table:table-row>
        <table:table-row table:style-name="ro2">
          <table:table-cell table:style-name="ce2" table:formula="of:=0.34*[.A6]*[.A5]" office:value-type="currency" office:currency="USD" office:value="161.5">
            <text:p>$161.50</text:p>
          </table:table-cell>
          <table:table-cell office:value-type="string">
            <text:p>area cost</text:p>
          </table:table-cell>
          <table:table-cell table:style-name="ce2" table:formula="of:=0.55*[.C6]*[.C5]" office:value-type="currency" office:currency="USD" office:value="261.25">
            <text:p>$261.25</text:p>
          </table:table-cell>
        </table:table-row>
        <table:table-row table:style-name="ro2">
          <table:table-cell table:style-name="ce2" table:formula="of:=0.5*[.A6]" office:value-type="currency" office:currency="USD" office:value="50">
            <text:p>$50.00</text:p>
          </table:table-cell>
          <table:table-cell office:value-type="string">
            <text:p>qty cost</text:p>
          </table:table-cell>
          <table:table-cell table:style-name="ce2" table:formula="of:=1*[.C6]" office:value-type="currency" office:currency="USD" office:value="100">
            <text:p>$100.00</text:p>
          </table:table-cell>
        </table:table-row>
        <table:table-row table:style-name="ro1">
          <table:table-cell table:style-name="ce2" table:formula="of:=SUM([.A6:.A8])" office:value-type="currency" office:currency="USD" office:value="506.5">
            <text:p>$506.50</text:p>
          </table:table-cell>
          <table:table-cell office:value-type="string">
            <text:p>wo disc</text:p>
          </table:table-cell>
          <table:table-cell table:style-name="ce3" table:formula="of:=SUM([.C6:.C8])" office:value-type="currency" office:currency="USD" office:value="606.25">
            <text:p>$606.25</text:p>
          </table:table-cell>
        </table:table-row>
        <table:table-row table:style-name="ro2">
          <table:table-cell table:style-name="ce3" table:formula="of:=0.86*[.A10]" office:value-type="currency" office:currency="USD" office:value="435.59">
            <text:p>$435.59</text:p>
          </table:table-cell>
          <table:table-cell office:value-type="string">
            <text:p>w disc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1000 pcs</text:p>
          </table:table-cell>
          <table:table-cell table:number-columns-repeated="2"/>
        </table:table-row>
        <table:table-row table:style-name="ro2">
          <table:table-cell office:value-type="string">
            <text:p>10 day</text:p>
          </table:table-cell>
          <table:table-cell/>
          <table:table-cell office:value-type="string">
            <text:p>2 day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string">
            <text:p>w</text:p>
          </table:table-cell>
          <table:table-cell office:value-type="float" office:value="3.8">
            <text:p>3.8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string">
            <text:p>h</text:p>
          </table:table-cell>
          <table:table-cell office:value-type="float" office:value="1.25">
            <text:p>1.25</text:p>
          </table:table-cell>
        </table:table-row>
        <table:table-row table:style-name="ro2">
          <table:table-cell table:formula="of:=[.A16]*[.A15]" office:value-type="float" office:value="4.75">
            <text:p>4.75</text:p>
          </table:table-cell>
          <table:table-cell office:value-type="string">
            <text:p>area</text:p>
          </table:table-cell>
          <table:table-cell table:formula="of:=[.C16]*[.C15]" office:value-type="float" office:value="4.75">
            <text:p>4.75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boards</text:p>
          </table:table-cell>
          <table:table-cell office:value-type="float" office:value="1000">
            <text:p>1000</text:p>
          </table:table-cell>
        </table:table-row>
        <table:table-row table:style-name="ro2">
          <table:table-cell table:style-name="ce2" office:value-type="currency" office:currency="USD" office:value="245">
            <text:p>$245.00</text:p>
          </table:table-cell>
          <table:table-cell office:value-type="string">
            <text:p>10 day opt</text:p>
          </table:table-cell>
          <table:table-cell table:style-name="ce2" office:value-type="currency" office:currency="USD" office:value="245">
            <text:p>$245.00</text:p>
          </table:table-cell>
        </table:table-row>
        <table:table-row table:style-name="ro2">
          <table:table-cell table:style-name="ce2" table:formula="of:=0.34*[.A18]*[.A17]" office:value-type="currency" office:currency="USD" office:value="1615">
            <text:p>$1,615.00</text:p>
          </table:table-cell>
          <table:table-cell office:value-type="string">
            <text:p>area cost</text:p>
          </table:table-cell>
          <table:table-cell table:style-name="ce2" table:formula="of:=0.55*[.C18]*[.C17]" office:value-type="currency" office:currency="USD" office:value="2612.5">
            <text:p>$2,612.50</text:p>
          </table:table-cell>
        </table:table-row>
        <table:table-row table:style-name="ro2">
          <table:table-cell table:style-name="ce2" table:formula="of:=0.5*[.A18]" office:value-type="currency" office:currency="USD" office:value="500">
            <text:p>$500.00</text:p>
          </table:table-cell>
          <table:table-cell office:value-type="string">
            <text:p>qty cost</text:p>
          </table:table-cell>
          <table:table-cell table:style-name="ce2" table:formula="of:=1*[.C18]" office:value-type="currency" office:currency="USD" office:value="1000">
            <text:p>$1,000.00</text:p>
          </table:table-cell>
        </table:table-row>
        <table:table-row table:style-name="ro1">
          <table:table-cell table:style-name="ce2" table:formula="of:=SUM([.A18:.A20])" office:value-type="currency" office:currency="USD" office:value="2860">
            <text:p>$2,860.00</text:p>
          </table:table-cell>
          <table:table-cell office:value-type="string">
            <text:p>wo disc</text:p>
          </table:table-cell>
          <table:table-cell table:style-name="ce3" table:formula="of:=SUM([.C18:.C20])" office:value-type="currency" office:currency="USD" office:value="3857.5">
            <text:p>$3,857.50</text:p>
          </table:table-cell>
        </table:table-row>
        <table:table-row table:style-name="ro2">
          <table:table-cell table:style-name="ce3" table:formula="of:=0.76*[.A22]" office:value-type="currency" office:currency="USD" office:value="2173.6">
            <text:p>$2,173.60</text:p>
          </table:table-cell>
          <table:table-cell office:value-type="string">
            <text:p>w disc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21:0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</meta:initial-creator>
    <meta:creation-date>2012-03-25T13:12:54</meta:creation-date>
    <dc:date>2012-03-25T21:01:36</dc:date>
    <dc:creator>Doug </dc:creator>
    <meta:editing-duration>PT07H48M42S</meta:editing-duration>
    <meta:editing-cycles>2</meta:editing-cycles>
    <meta:generator>OpenOffice.org/3.2$Linux OpenOffice.org_project/320m19$Build-9505</meta:generator>
    <meta:document-statistic meta:table-count="3" meta:cell-count="58" meta:object-count="0"/>
  </office:meta>
</office:document-meta>
</file>